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ch stack:</text:p>
      <text:p text:style-name="Standard">React – we chose react because of the component based architecture, this make our code modular and hence our code will be easier to maintain and Test.</text:p>
      <text:p text:style-name="Standard"/>
      <text:p text:style-name="Standard">Node.js and Express- This allows us to use javascript(React) for both the front and back end(Node.js) therefore quicker for the team to learn and Node.js is supported by a lot of testing frameworks including Jest which is our testing framework of choice.</text:p>
      <text:p text:style-name="Standard"/>
      <text:p text:style-name="Standard">Trello- we will use trello to keep track of our backlog and tasks in a simple and organized app.</text:p>
      <text:p text:style-name="Standard"/>
      <text:p text:style-name="Standard">Database – Firebase because it incorporates authentication.</text:p>
      <text:p text:style-name="Standard"/>
      <text:p text:style-name="Standard">Hosting – We are going to host on Microsoft azure because the cost efficiency (free for students) and because of integration with visual studio<text:s/></text:p>
      <text:p text:style-name="Standard"/>
      <text:p text:style-name="Standard">Version Control – we are going to be using Git/GitHub for code collaboration and version control because it is easy to track changes to our codes and can easily check what was modified.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atimu Khosa</dc:creator>
    <meta:creation-date>2025-04-13T22:11:00Z</meta:creation-date>
    <dc:date>2025-04-13T22:08:00Z</dc:date>
    <meta:template xlink:href="Normal" xlink:type="simple"/>
    <meta:editing-cycles>2</meta:editing-cycles>
    <meta:editing-duration>PT1080S</meta:editing-duration>
    <meta:document-statistic meta:page-count="1" meta:paragraph-count="1" meta:word-count="136" meta:character-count="913" meta:row-count="6" meta:non-whitespace-character-count="778"/>
  </office:meta>
</office:document-meta>
</file>